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1A5903A6D880D21380A.png" manifest:media-type="image/png"/>
  <manifest:file-entry manifest:full-path="Pictures/100002010000033F0000017022129C9C3DEB3874.png" manifest:media-type="image/png"/>
  <manifest:file-entry manifest:full-path="Pictures/10000201000002EE000001CB806C072BC057C4C6.png" manifest:media-type="image/png"/>
  <manifest:file-entry manifest:full-path="Pictures/1000020100000640000003841205E00218958818.png" manifest:media-type="image/png"/>
  <manifest:file-entry manifest:full-path="Pictures/100002010000034B000002B8CF542B0B3F8C7D90.png" manifest:media-type="image/png"/>
  <manifest:file-entry manifest:full-path="Pictures/10000201000001B7000000FFF13956E5E3F5DA7C.png" manifest:media-type="image/png"/>
  <manifest:file-entry manifest:full-path="Pictures/100002010000032F0000020C502E2F8722E03FAA.png" manifest:media-type="image/png"/>
  <manifest:file-entry manifest:full-path="Pictures/10000201000001B40000026456593B5687321619.png" manifest:media-type="image/png"/>
  <manifest:file-entry manifest:full-path="Pictures/10000201000001B10000027D0E595DBF63DE62B7.png" manifest:media-type="image/png"/>
  <manifest:file-entry manifest:full-path="Pictures/10000201000001B3000002CD8D677121AC74EE54.png" manifest:media-type="image/png"/>
  <manifest:file-entry manifest:full-path="Pictures/10000201000001B6000002FF9FD5DBA60BF74C49.png" manifest:media-type="image/png"/>
  <manifest:file-entry manifest:full-path="Pictures/10000201000001B4000000DA8F1693D1CE329331.png" manifest:media-type="image/png"/>
  <manifest:file-entry manifest:full-path="Pictures/10000201000001B10000020DB4497D8BEDFE86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9.553cm" svg:height="15.749cm" svg:x="9.275cm" svg:y="0.033cm">
          <draw:image xlink:href="Pictures/10000201000001B3000002CD8D677121AC74EE5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1.2cm" svg:height="15.724cm" svg:x="8.6cm" svg:y="0.108cm" presentation:class="graphic" presentation:user-transformed="true">
          <draw:image xlink:href="Pictures/10000201000001B40000026456593B56873216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8.8cm" svg:height="15.413cm" svg:x="9.6cm" svg:y="0.337cm" presentation:class="graphic" presentation:user-transformed="true">
          <draw:image xlink:href="Pictures/10000201000001B6000002FF9FD5DBA60BF74C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0.6cm" svg:height="15.596cm" svg:x="8.6cm" svg:y="0.066cm" presentation:class="graphic" presentation:user-transformed="true">
          <draw:image xlink:href="Pictures/10000201000001B10000027D0E595DBF63DE62B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8.269cm" svg:height="9.134cm" svg:x="4.864cm" svg:y="3.685cm" presentation:class="graphic">
          <draw:image xlink:href="Pictures/10000201000001B4000000DA8F1693D1CE3293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3cm" svg:height="15.765cm" svg:x="7.2cm" svg:y="0.007cm" presentation:class="graphic" presentation:user-transformed="true">
          <draw:image xlink:href="Pictures/10000201000001B10000020DB4497D8BEDFE86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8.675cm" svg:height="10.848cm" svg:x="3.925cm" svg:y="2.4cm" presentation:class="graphic" presentation:user-transformed="true">
          <draw:image xlink:href="Pictures/10000201000001B7000000FFF13956E5E3F5DA7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3" draw:layer="layout" svg:width="27.733cm" svg:height="15.6cm" svg:x="0.04cm" svg:y="0.4cm" presentation:class="graphic" presentation:user-transformed="true">
          <draw:image xlink:href="Pictures/1000020100000640000003841205E002189588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8.8cm" svg:height="15.522cm" svg:x="4.2cm" svg:y="0.162cm" presentation:class="graphic" presentation:user-transformed="true">
          <draw:image xlink:href="Pictures/100002010000034B000002B8CF542B0B3F8C7D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4.432cm" svg:height="14.951cm" svg:x="1.168cm" svg:y="0.4cm" presentation:class="graphic" presentation:user-transformed="true">
          <draw:image xlink:href="Pictures/10000201000002EE000001CB806C072BC057C4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7.549cm" svg:height="12.2cm" svg:x="0.333cm" svg:y="2.2cm" presentation:class="graphic" presentation:user-transformed="true">
          <draw:image xlink:href="Pictures/100002010000033F0000017022129C9C3DEB38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6.451cm" svg:height="14.078cm" svg:x="0.749cm" svg:y="1.2cm" presentation:class="graphic" presentation:user-transformed="true">
          <draw:image xlink:href="Pictures/1000020100000317000001A5903A6D880D21380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3.8cm" svg:height="15.301cm" svg:x="1.7cm" svg:y="0.281cm" presentation:class="graphic" presentation:user-transformed="true">
          <draw:image xlink:href="Pictures/100002010000032F0000020C502E2F8722E03F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09:26:58.303582094</meta:creation-date>
    <dc:date>2020-03-13T09:52:17.011793898</dc:date>
    <meta:editing-duration>PT7M59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